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06EA90EB8A7B66C1415.jpg" manifest:media-type="image/jpeg"/>
  <manifest:file-entry manifest:full-path="Pictures/100000000000002C00000036B0024401DB8B22CE.bmp" manifest:media-type="image/bmp"/>
  <manifest:file-entry manifest:full-path="Pictures/10000000000000A00000003F561E901BCF60E940.png" manifest:media-type="image/png"/>
  <manifest:file-entry manifest:full-path="Pictures/1000000000000119000000629940FEF25F10A66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091d49"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0a569d"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fo:background-color="transparent"/>
    </style:style>
    <style:style style:name="P14" style:family="paragraph" style:parent-style-name="Standard">
      <style:text-properties fo:language="ca" fo:country="ES" officeooo:paragraph-rsid="000a2127"/>
    </style:style>
    <style:style style:name="P15" style:family="paragraph" style:parent-style-name="Standard">
      <style:paragraph-properties fo:text-align="end" style:justify-single-word="false"/>
      <style:text-properties style:font-name="Arial" fo:language="ca" fo:country="ES"/>
    </style:style>
    <style:style style:name="P16" style:family="paragraph" style:parent-style-name="Standard">
      <style:paragraph-properties fo:text-align="center" style:justify-single-word="false"/>
      <style:text-properties style:font-name="Arial" fo:language="ca" fo:country="ES"/>
    </style:style>
    <style:style style:name="P17"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3" style:family="paragraph" style:parent-style-name="Text_20_body">
      <style:paragraph-properties fo:text-align="justify" style:justify-single-word="false" fo:break-before="page"/>
      <style:text-properties fo:language="ca" fo:country="ES" fo:background-color="transparent"/>
    </style:style>
    <style:style style:name="P34" style:family="paragraph" style:parent-style-name="Title">
      <style:paragraph-properties fo:text-align="center" style:justify-single-word="false"/>
      <style:text-properties fo:language="ca" fo:country="ES"/>
    </style:style>
    <style:style style:name="P35" style:family="paragraph" style:parent-style-name="Subtitle">
      <style:paragraph-properties fo:text-align="center" style:justify-single-word="false"/>
      <style:text-properties fo:language="ca" fo:country="ES"/>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text-properties fo:language="ca" fo:country="ES"/>
    </style:style>
    <style:style style:name="P38" style:family="paragraph" style:parent-style-name="Text_20_body">
      <style:paragraph-properties fo:text-align="justify" style:justify-single-word="false"/>
      <style:text-properties fo:language="ca" fo:country="ES" officeooo:paragraph-rsid="000a2127"/>
    </style:style>
    <style:style style:name="P39" style:family="paragraph" style:parent-style-name="Text_20_body">
      <style:text-properties fo:language="ca" fo:country="ES" style:language-asian="zxx" style:country-asian="none" style:language-complex="zxx" style:country-complex="none"/>
    </style:style>
    <style:style style:name="P40" style:family="paragraph" style:parent-style-name="Text_20_body">
      <style:paragraph-properties fo:line-height="100%"/>
      <style:text-properties fo:language="ca" fo:country="ES" style:language-asian="zxx" style:country-asian="none" style:language-complex="zxx" style:country-complex="none"/>
    </style:style>
    <style:style style:name="P41" style:family="paragraph" style:parent-style-name="Text_20_body">
      <style:paragraph-properties fo:line-height="100%"/>
      <style:text-properties fo:language="ca" fo:country="ES"/>
    </style:style>
    <style:style style:name="P42" style:family="paragraph" style:parent-style-name="Text_20_body">
      <style:text-properties fo:language="ca" fo:country="ES" fo:background-color="transparent"/>
    </style:style>
    <style:style style:name="P43" style:family="paragraph" style:parent-style-name="Text_20_body">
      <style:paragraph-properties fo:text-align="justify" style:justify-single-word="false"/>
      <style:text-properties fo:language="ca" fo:country="ES" fo:background-color="transparent"/>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rsid="00091d49" officeooo:paragraph-rsid="00091d49" fo:background-color="transparent"/>
    </style:style>
    <style:style style:name="P46" style:family="paragraph" style:parent-style-name="Text_20_body">
      <style:paragraph-properties fo:text-align="justify" style:justify-single-word="false"/>
      <style:text-properties fo:language="ca" fo:country="ES" officeooo:rsid="00091d49" officeooo:paragraph-rsid="000a569d" fo:background-color="transparent"/>
    </style:style>
    <style:style style:name="P47" style:family="paragraph" style:parent-style-name="Text_20_body">
      <style:text-properties officeooo:rsid="000a2127" officeooo:paragraph-rsid="000a2127"/>
    </style:style>
    <style:style style:name="P48" style:family="paragraph" style:parent-style-name="Text_20_body">
      <style:text-properties officeooo:paragraph-rsid="000a569d"/>
    </style:style>
    <style:style style:name="P49"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2" style:family="paragraph" style:parent-style-name="Standard">
      <style:paragraph-properties fo:margin-left="0.617cm" fo:margin-right="-0.018cm" fo:line-height="100%" fo:text-indent="-0.635cm" style:auto-text-indent="false">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Standard" style:master-page-name="First_20_Page">
      <style:paragraph-properties fo:text-align="end" style:justify-single-word="false" style:page-number="auto"/>
      <style:text-properties style:font-name="Arial" fo:language="ca" fo:country="ES"/>
    </style:style>
    <style:style style:name="P56" style:family="paragraph" style:parent-style-name="Standard">
      <style:paragraph-properties fo:text-align="justify" style:justify-single-word="false"/>
      <style:text-properties fo:language="ca" fo:country="ES" officeooo:rsid="000a5eba" officeooo:paragraph-rsid="000a5eba" fo:background-color="transparent" style:language-asian="zxx" style:country-asian="none" style:language-complex="zxx" style:country-complex="none"/>
    </style:style>
    <style:style style:name="P57" style:family="paragraph" style:parent-style-name="Heading_20_1" style:list-style-name="">
      <style:paragraph-properties fo:text-align="justify" style:justify-single-word="false"/>
      <style:text-properties fo:language="ca" fo:country="ES" officeooo:paragraph-rsid="00091d49"/>
    </style:style>
    <style:style style:name="P58" style:family="paragraph" style:parent-style-name="Heading_20_1">
      <style:text-properties officeooo:rsid="000a5eba" officeooo:paragraph-rsid="000a5eba"/>
    </style:style>
    <style:style style:name="P59" style:family="paragraph" style:parent-style-name="Heading_20_1">
      <style:paragraph-properties fo:break-before="page"/>
      <style:text-properties fo:language="ca" fo:country="ES"/>
    </style:style>
    <style:style style:name="P60" style:family="paragraph" style:parent-style-name="Heading_20_1">
      <style:paragraph-properties fo:break-before="page"/>
      <style:text-properties fo:language="ca" fo:country="ES" fo:background-color="transparent"/>
    </style:style>
    <style:style style:name="P61" style:family="paragraph" style:parent-style-name="Heading_20_1">
      <style:paragraph-properties fo:text-align="justify" style:justify-single-word="false" fo:break-before="page"/>
      <style:text-properties fo:language="ca" fo:country="ES" officeooo:paragraph-rsid="00091d49"/>
    </style:style>
    <style:style style:name="P62" style:family="paragraph" style:parent-style-name="Heading_20_1">
      <style:paragraph-properties fo:text-align="justify" style:justify-single-word="false" fo:break-before="page"/>
      <style:text-properties fo:language="ca" fo:country="ES" officeooo:paragraph-rsid="000a569d"/>
    </style:style>
    <style:style style:name="P63" style:family="paragraph" style:parent-style-name="Heading_20_2">
      <style:text-properties fo:language="ca" fo:country="ES"/>
    </style:style>
    <style:style style:name="P64" style:family="paragraph" style:parent-style-name="Heading_20_2">
      <style:text-properties fo:language="ca" fo:country="ES" officeooo:paragraph-rsid="00091d49"/>
    </style:style>
    <style:style style:name="P65" style:family="paragraph" style:parent-style-name="Heading_20_2">
      <style:text-properties fo:language="ca" fo:country="ES" officeooo:paragraph-rsid="00091d49" style:language-asian="zxx" style:country-asian="none" style:language-complex="zxx" style:country-complex="none"/>
    </style:style>
    <style:style style:name="P66" style:family="paragraph" style:parent-style-name="Heading_20_2">
      <style:paragraph-properties fo:text-align="justify" style:justify-single-word="false"/>
      <style:text-properties fo:language="ca" fo:country="ES"/>
    </style:style>
    <style:style style:name="P67" style:family="paragraph" style:parent-style-name="Heading_20_2">
      <style:text-properties fo:language="ca" fo:country="ES" fo:background-color="transparent"/>
    </style:style>
    <style:style style:name="P68" style:family="paragraph" style:parent-style-name="Heading_20_2">
      <style:text-properties fo:language="ca" fo:country="ES" officeooo:paragraph-rsid="00091d49" fo:background-color="transparent"/>
    </style:style>
    <style:style style:name="P69" style:family="paragraph" style:parent-style-name="Heading_20_2">
      <style:paragraph-properties fo:text-align="justify" style:justify-single-word="false"/>
      <style:text-properties fo:language="ca" fo:country="ES" fo:background-color="transparent"/>
    </style:style>
    <style:style style:name="P70" style:family="paragraph" style:parent-style-name="Heading_20_2">
      <style:paragraph-properties fo:text-align="justify" style:justify-single-word="false"/>
      <style:text-properties fo:language="ca" fo:country="ES" officeooo:rsid="00091d49" officeooo:paragraph-rsid="000a5eba" fo:background-color="transparent"/>
    </style:style>
    <style:style style:name="P71" style:family="paragraph" style:parent-style-name="Heading_20_2">
      <style:text-properties officeooo:paragraph-rsid="000a569d"/>
    </style:style>
    <style:style style:name="P72" style:family="paragraph" style:parent-style-name="Heading_20_2">
      <style:text-properties officeooo:paragraph-rsid="000a5eba"/>
    </style:style>
    <style:style style:name="P73" style:family="paragraph" style:parent-style-name="Text_20_body" style:list-style-name="L1"/>
    <style:style style:name="P74" style:family="paragraph" style:parent-style-name="Text_20_body" style:list-style-name="L1">
      <style:text-properties fo:language="ca" fo:country="ES"/>
    </style:style>
    <style:style style:name="P75" style:family="paragraph" style:parent-style-name="Text_20_body" style:list-style-name="L2">
      <style:text-properties fo:language="ca" fo:country="ES"/>
    </style:style>
    <style:style style:name="P76" style:family="paragraph" style:parent-style-name="Text_20_body" style:list-style-name="L3">
      <style:text-properties fo:language="ca" fo:country="ES"/>
    </style:style>
    <style:style style:name="P77" style:family="paragraph" style:parent-style-name="Text_20_body" style:list-style-name="L4">
      <style:text-properties fo:language="ca" fo:country="ES" fo:background-color="transparent"/>
    </style:style>
    <style:style style:name="P78" style:family="paragraph" style:parent-style-name="Text_20_body" style:list-style-name="L5">
      <style:paragraph-properties fo:text-align="justify" style:justify-single-word="false"/>
      <style:text-properties fo:language="ca" fo:country="ES" officeooo:rsid="00091d49" officeooo:paragraph-rsid="00091d49" fo:background-color="transparent"/>
    </style:style>
    <style:style style:name="P79" style:family="paragraph" style:parent-style-name="Text_20_body" style:list-style-name="L5">
      <style:paragraph-properties fo:text-align="justify" style:justify-single-word="false"/>
      <style:text-properties fo:language="ca" fo:country="ES" officeooo:rsid="00091d49" officeooo:paragraph-rsid="000a569d" fo:background-color="transparent"/>
    </style:style>
    <style:style style:name="P80" style:family="paragraph" style:parent-style-name="Text_20_body" style:list-style-name="L5">
      <style:paragraph-properties fo:text-align="justify" style:justify-single-word="false"/>
      <style:text-properties fo:language="ca" fo:country="ES" officeooo:rsid="00091d49" officeooo:paragraph-rsid="000a5eba" fo:background-color="transparent"/>
    </style:style>
    <style:style style:name="P81" style:family="paragraph" style:parent-style-name="Text_20_body" style:list-style-name="L5">
      <style:paragraph-properties fo:text-align="justify" style:justify-single-word="false"/>
      <style:text-properties fo:language="ca" fo:country="ES" officeooo:rsid="00091d49" officeooo:paragraph-rsid="000b2aef" fo:background-color="transparent"/>
    </style:style>
    <style:style style:name="P82" style:family="paragraph" style:parent-style-name="Text_20_body" style:list-style-name="L5">
      <style:paragraph-properties fo:text-align="justify" style:justify-single-word="false"/>
      <style:text-properties fo:language="ca" fo:country="ES" officeooo:rsid="000a2127" officeooo:paragraph-rsid="000a2127" fo:background-color="transparent"/>
    </style:style>
    <style:style style:name="P83" style:family="paragraph" style:parent-style-name="Text_20_body" style:list-style-name="L5">
      <style:paragraph-properties fo:text-align="justify" style:justify-single-word="false"/>
      <style:text-properties fo:language="ca" fo:country="ES" officeooo:rsid="000a2127" officeooo:paragraph-rsid="000a569d" fo:background-color="transparent"/>
    </style:style>
    <style:style style:name="P84" style:family="paragraph" style:parent-style-name="Text_20_body" style:list-style-name="L5">
      <style:paragraph-properties fo:text-align="justify" style:justify-single-word="false"/>
      <style:text-properties fo:language="ca" fo:country="ES" officeooo:rsid="000a2127" officeooo:paragraph-rsid="000a5eba" fo:background-color="transparent"/>
    </style:style>
    <style:style style:name="P85" style:family="paragraph" style:parent-style-name="Text_20_body" style:list-style-name="L5">
      <style:paragraph-properties fo:text-align="justify" style:justify-single-word="false"/>
      <style:text-properties fo:language="ca" fo:country="ES" officeooo:rsid="000a569d" officeooo:paragraph-rsid="000a569d" fo:background-color="transparent"/>
    </style:style>
    <style:style style:name="P86" style:family="paragraph" style:parent-style-name="Text_20_body" style:list-style-name="L7">
      <style:paragraph-properties fo:text-align="justify" style:justify-single-word="false"/>
      <style:text-properties fo:language="ca" fo:country="ES" officeooo:paragraph-rsid="000a2127"/>
    </style:style>
    <style:style style:name="P87" style:family="paragraph" style:parent-style-name="Text_20_body" style:list-style-name="L6"/>
    <style:style style:name="P88" style:family="paragraph" style:parent-style-name="Text_20_body" style:list-style-name="L6">
      <style:text-properties officeooo:rsid="00091d49" officeooo:paragraph-rsid="00091d49"/>
    </style:style>
    <style:style style:name="P89" style:family="paragraph" style:parent-style-name="Text_20_body" style:list-style-name="L6">
      <style:text-properties officeooo:rsid="000a2127" officeooo:paragraph-rsid="000a2127"/>
    </style:style>
    <style:style style:name="P90" style:family="paragraph" style:parent-style-name="Text_20_body" style:list-style-name="L8">
      <style:text-properties officeooo:paragraph-rsid="000a569d"/>
    </style:style>
    <style:style style:name="P91" style:family="paragraph" style:parent-style-name="Text_20_body" style:list-style-name="L8">
      <style:text-properties officeooo:rsid="000a569d" officeooo:paragraph-rsid="000a569d"/>
    </style:style>
    <style:style style:name="P92" style:family="paragraph" style:parent-style-name="Text_20_body">
      <style:text-properties officeooo:rsid="000a5eba" officeooo:paragraph-rsid="000a5eba"/>
    </style:style>
    <style:style style:name="P93" style:family="paragraph" style:parent-style-name="Text_20_body">
      <style:text-properties officeooo:paragraph-rsid="000a5eba"/>
    </style:style>
    <style:style style:name="P94" style:family="paragraph" style:parent-style-name="Text_20_body">
      <style:paragraph-properties fo:text-align="justify" style:justify-single-word="false"/>
      <style:text-properties officeooo:paragraph-rsid="000a5eba"/>
    </style:style>
    <style:style style:name="P95" style:family="paragraph" style:parent-style-name="Text_20_body" style:list-style-name="L10">
      <style:paragraph-properties fo:text-align="justify" style:justify-single-word="false"/>
      <style:text-properties fo:color="#000000" style:font-name="Arial1" fo:font-size="11pt" officeooo:rsid="000a569d" officeooo:paragraph-rsid="000a5eba"/>
    </style:style>
    <style:style style:name="P96" style:family="paragraph" style:parent-style-name="Text_20_body" style:list-style-name="L10">
      <style:text-properties fo:color="#000000" style:font-name="Arial1" fo:font-size="11pt" officeooo:rsid="000a569d"/>
    </style:style>
    <style:style style:name="P97" style:family="paragraph" style:parent-style-name="Text_20_body" style:list-style-name="L10">
      <style:paragraph-properties fo:margin-top="0cm" fo:margin-bottom="0cm" loext:contextual-spacing="false"/>
      <style:text-properties fo:color="#000000" style:font-name="Arial1" fo:font-size="11pt" officeooo:rsid="000a569d"/>
    </style:style>
    <style:style style:name="P9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officeooo:rsid="00091d49" fo:background-color="transparent" loext:char-shading-value="0"/>
    </style:style>
    <style:style style:name="T10" style:family="text">
      <style:text-properties style:language-asian="zxx" style:country-asian="none" style:language-complex="zxx" style:country-complex="none"/>
    </style:style>
    <style:style style:name="T11" style:family="text">
      <style:text-properties officeooo:rsid="00091d49"/>
    </style:style>
    <style:style style:name="T12" style:family="text">
      <style:text-properties fo:font-weight="bold" style:font-weight-asian="bold" style:font-weight-complex="bold"/>
    </style:style>
    <style:style style:name="T13" style:family="text">
      <style:text-properties fo:font-weight="bold" officeooo:rsid="000a569d" style:font-weight-asian="bold" style:font-weight-complex="bold"/>
    </style:style>
    <style:style style:name="T14" style:family="text">
      <style:text-properties fo:font-weight="bold" officeooo:rsid="000a5eba" style:font-weight-asian="bold" style:font-weight-complex="bold"/>
    </style:style>
    <style:style style:name="T15" style:family="text">
      <style:text-properties officeooo:rsid="000a2127"/>
    </style:style>
    <style:style style:name="T16" style:family="text">
      <style:text-properties officeooo:rsid="000a569d"/>
    </style:style>
    <style:style style:name="T17" style:family="text">
      <style:text-properties officeooo:rsid="000a5eba"/>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5"/>
      <text:p text:style-name="P15"/>
      <text:p text:style-name="P15"/>
      <text:p text:style-name="P16"><draw:frame draw:style-name="fr2" draw:name="gráficos2" text:anchor-type="paragraph" svg:width="5.232cm" svg:height="2.027cm" draw:z-index="31"><draw:image xlink:href="Pictures/10000000000000A00000003F561E901BCF60E940.png" xlink:type="simple" xlink:show="embed" xlink:actuate="onLoad"/></draw:frame></text:p>
      <text:p text:style-name="P15"/>
      <text:p text:style-name="P15"/>
      <text:p text:style-name="P15"/>
      <text:p text:style-name="P15"/>
      <text:p text:style-name="P34">Versions</text:p>
      <text:p text:style-name="P34">de</text:p>
      <text:p text:style-name="P34"><text:s/>DIR3CAIB</text:p>
      <text:p text:style-name="P35">Document de Versions de DIR3CAIB</text:p>
      <text:p text:style-name="P17"/>
      <text:p text:style-name="P17"/>
      <text:p text:style-name="P17"/>
      <text:p text:style-name="P17"/>
      <text:p text:style-name="P17"/>
      <text:p text:style-name="P17"/>
      <text:p text:style-name="P17"/>
      <text:p text:style-name="P17"/>
      <table:table table:name="Tabla2" table:style-name="Tabla2">
        <table:table-column table:style-name="Tabla2.A"/>
        <table:table-column table:style-name="Tabla2.B"/>
        <table:table-column table:style-name="Tabla2.C"/>
        <table:table-row>
          <table:table-cell table:style-name="Tabla2.A1" office:value-type="string">
            <text:p text:style-name="P23"><draw:frame draw:style-name="fr3" draw:name="gráficos3" text:anchor-type="paragraph" svg:width="7.354cm" svg:height="3.256cm" draw:z-index="30"><draw:image xlink:href="Pictures/10000000000001080000006EA90EB8A7B66C1415.jpg" xlink:type="simple" xlink:show="embed" xlink:actuate="onLoad"/></draw:frame></text:p>
          </table:table-cell>
          <table:table-cell table:style-name="Tabla2.A1" office:value-type="string">
            <text:p text:style-name="P23"/>
          </table:table-cell>
          <table:table-cell table:style-name="Tabla2.C1" office:value-type="string">
            <text:p text:style-name="P23"><draw:frame draw:style-name="fr1" draw:name="gráficos4" text:anchor-type="as-char" svg:width="7.569cm" svg:height="2.639cm" draw:z-index="32"><draw:image xlink:href="Pictures/1000000000000119000000629940FEF25F10A66D.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Document de Versions de DIR3CAIB</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9">Definitiu</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9">Marilen González</text:p>
          </table:table-cell>
          <table:covered-table-cell/>
          <table:covered-table-cell/>
        </table:table-row>
        <table:table-row table:style-name="Tabla3.8">
          <table:table-cell table:style-name="Tabla3.A3" office:value-type="string" table:protected="true">
            <text:p text:style-name="P29">Creat:</text:p>
          </table:table-cell>
          <table:table-cell table:style-name="Tabla3.B8" table:number-columns-spanned="3" office:value-type="date" office:date-value="2016-04-19">
            <text:p text:style-name="P19">19/04/16</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4" table:number-columns-spanned="3" office:value-type="string">
            <text:p text:style-name="P19"/>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19"><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22"/>
          </table:table-cell>
          <table:covered-table-cell/>
          <table:table-cell table:style-name="Tabla3.B4" office:value-type="string">
            <text:p text:style-name="P20"/>
          </table:table-cell>
          <table:table-cell table:style-name="Tabla3.B8">
            <text:p text:style-name="P20"/>
          </table:table-cell>
        </table:table-row>
        <table:table-row table:style-name="Tabla3.16">
          <table:table-cell table:style-name="Tabla3.B4" table:number-columns-spanned="2" office:value-type="string">
            <text:p text:style-name="P22"/>
          </table:table-cell>
          <table:covered-table-cell/>
          <table:table-cell table:style-name="Tabla3.B4" office:value-type="string">
            <text:p text:style-name="P20"/>
          </table:table-cell>
          <table:table-cell table:style-name="Tabla3.B8">
            <text:p text:style-name="P20"/>
          </table:table-cell>
        </table:table-row>
        <table:table-row table:style-name="Tabla3.17">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18">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32"/>
      <text:p text:style-name="P17"/>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4">1.- Introducció<text:tab/>5</text:p>
          <text:p text:style-name="P53">1.1.- Introducció General<text:tab/>5</text:p>
          <text:p text:style-name="P54">2.- Instal·lació inicial<text:tab/>6</text:p>
          <text:p text:style-name="P53">2.1.- Passes a seguir per actualitzar la versió<text:tab/>6</text:p>
          <text:p text:style-name="P53">2.2.- Manuals<text:tab/>6</text:p>
          <text:p text:style-name="P54">3.- Dir3Caib v.1.0.0<text:tab/>7</text:p>
          <text:p text:style-name="P53">3.1.- Passes a seguir per actualitzar la versió<text:tab/>7</text:p>
          <text:p text:style-name="P54">4.- Dir3Caib v.1.0.1<text:tab/>8</text:p>
          <text:p text:style-name="P53">4.1.- Passes a seguir per actualitzar la versió<text:tab/>8</text:p>
          <text:p text:style-name="P53">4.2.- Canvis i millores<text:tab/>8</text:p>
          <text:p text:style-name="P53">4.3.- Scripts SQL<text:tab/>8</text:p>
          <text:p text:style-name="P54">5.- Regweb v.1.0.2<text:tab/>9</text:p>
          <text:p text:style-name="P53">5.1.- Passes a seguir per actualitzar la versió<text:tab/>9</text:p>
          <text:p text:style-name="P53">5.2.- Canvis i millores<text:tab/>9</text:p>
          <text:p text:style-name="P53">5.3.- Scripts SQL<text:tab/>9</text:p>
          <text:p text:style-name="P54">6.- Dir3Caib v.1.0.3<text:tab/>10</text:p>
          <text:p text:style-name="P53">6.1.- Passes a seguir per actualitzar la versió<text:tab/>10</text:p>
          <text:p text:style-name="P53">6.2.- Canvis i millores<text:tab/>10</text:p>
          <text:p text:style-name="P53">6.3.- Scripts SQL<text:tab/>10</text:p>
          <text:p text:style-name="P54">7.- Dir3Caib v.1.0.4<text:tab/>11</text:p>
          <text:p text:style-name="P53">7.1.- Passes a seguir per actualitzar la versió<text:tab/>11</text:p>
          <text:p text:style-name="P53">7.2.- Canvis i millores<text:tab/>11</text:p>
          <text:p text:style-name="P53">7.3.- Scripts SQL<text:tab/>11</text:p>
          <text:p text:style-name="P54">8.- Dir3caib v.1.0.5<text:tab/>12</text:p>
          <text:p text:style-name="P53">8.1.- Passes a seguir per actualitzar la versió<text:tab/>12</text:p>
          <text:p text:style-name="P53">8.2.- Canvis i millores<text:tab/>12</text:p>
          <text:p text:style-name="P53">8.3.- Scripts SQL<text:tab/>12</text:p>
          <text:p text:style-name="P54">9.- Dir3Caib v.1.0.6<text:tab/>13</text:p>
          <text:p text:style-name="P53">9.1.- Passes a seguir per actualitzar la versió<text:tab/>13</text:p>
          <text:p text:style-name="P53">9.2.- Canvis i millores<text:tab/>13</text:p>
          <text:p text:style-name="P53">9.3.- Scripts SQL<text:tab/>13</text:p>
          <text:p text:style-name="P54">10.- Dir3Caib v.1.0.7<text:tab/>14</text:p>
          <text:p text:style-name="P53">10.1.- Passes a seguir per actualitzar la versió<text:tab/>14</text:p>
          <text:p text:style-name="P53">10.2.- Canvis i millores<text:tab/>14</text:p>
          <text:p text:style-name="P53">10.3.- Scripts actualització sql<text:tab/>14</text:p>
          <text:p text:style-name="P54">11.- Dir3Caib v.1.0.8<text:tab/>15</text:p>
          <text:p text:style-name="P53">11.1.- Passes a seguir per actualitzar la versió<text:tab/>15</text:p>
          <text:p text:style-name="P53">11.2.- Canvis i millores<text:tab/>15</text:p>
        </text:index-body>
      </text:table-of-content>
      <text:p text:style-name="P36"/>
      <text:p text:style-name="P36"/>
      <text:p text:style-name="P36"/>
      <text:p text:style-name="P36"/>
      <text:p text:style-name="P36"/>
      <text:p text:style-name="P36"/>
      <text:p text:style-name="P36"><text:soft-page-break/></text:p>
      <text:p text:style-name="P36"/>
      <text:h text:style-name="P59" text:outline-level="1">Introducció</text:h>
      <text:p text:style-name="P5"/>
      <text:h text:style-name="P63" text:outline-level="2">Introducció General</text:h>
      <text:p text:style-name="P36">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6"/>
      <text:h text:style-name="P59" text:outline-level="1">Instal·lació inicial</text:h>
      <text:p text:style-name="P36">Se recomana que a l'hora de fer una instal·lació inicial, sense partir de cap versió ja instal·lada, s'utilitzi la darrera versió estable. Cada una de les versions se detallen als punts següents i indiquen les url's de descàrrega del codi.</text:p>
      <text:p text:style-name="P36"/>
      <text:h text:style-name="P64" text:outline-level="2">Passes a seguir <text:span text:style-name="T11">per actualitzar la versió</text:span></text:h>
      <text:p text:style-name="P36">Les passes a seguir per fer la instal·lació són:</text:p>
      <text:p text:style-name="P36"/>
      <text:p text:style-name="P40"/>
      <text:p text:style-name="P41">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41">2.- Crear bbdd de dir3caib.</text:p>
      <text:p text:style-name="P41">3.- Crear els objectes de la bbdd, se poden trobar al codi de l'aplicació descarregat:</text:p>
      <text:p text:style-name="P52"><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50"/>
      <text:p text:style-name="P41">4.- Carregar les dades inicials a la bbdd, se poden trobar al codi de l'aplicació descarregat:</text:p>
      <text:p text:style-name="P52"><text:span text:style-name="T1">$HOME/dir3caib/scripts/bbdd/</text:span><text:span text:style-name="T2">[x.y]</text:span><text:span text:style-name="T1">/</text:span><text:span text:style-name="T2">[sgbd]</text:span><text:span text:style-name="T1">/regweb3_create_data.sql</text:span></text:p>
      <text:p text:style-name="P50"/>
      <text:p text:style-name="P51"><text:span text:style-name="T4">(On </text:span><text:span text:style-name="T5">[sgbd]</text:span><text:span text:style-name="T4"> pot ser Oracle o PostgreSQL i </text:span><text:span text:style-name="T5">[x.y]</text:span><text:span text:style-name="T4"> <text:s/>és la versió que instal·lam)</text:span></text:p>
      <text:p text:style-name="P50"/>
      <text:p text:style-name="P41">5.- Compilar DIR3CAIB.</text:p>
      <text:p text:style-name="P36"/>
      <text:h text:style-name="P63" text:outline-level="2">Manuals</text:h>
      <text:p text:style-name="P36">Per consultar els manuals d'instal·lació i d'usuari (amb tots els rols disponibles) de l'aplicació, se poden cercar dins el codi descarregat de l'aplicació:</text:p>
      <text:p text:style-name="P36"/>
      <text:p text:style-name="P49">$HOME/dir3caib/doc/</text:p>
      <text:p text:style-name="P36"/>
      <text:h text:style-name="P59" text:outline-level="1">Dir3Caib v.1.0.0</text:h>
      <text:p text:style-name="P18"><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65" text:outline-level="2">Passes a seguir <text:span text:style-name="T11">per actualitzar la versió</text:span></text:h>
      <text:p text:style-name="P39">1.- Descarregar el repositori DIR3CAIB.</text:p>
      <text:p text:style-name="P39">2.- Compilar aplicació. </text:p>
      <text:p text:style-name="P39">3.- Deploy de l'aplicació.</text:p>
      <text:p text:style-name="P36"/>
      <text:h text:style-name="P59"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65" text:outline-level="2">Passes a seguir <text:span text:style-name="T11">per actualitzar la versió</text:span></text:h>
      <text:p text:style-name="P39">1.- Actualitzar el repositori DIR3CAIB.</text:p>
      <text:p text:style-name="P39">2.- Aplicar els scripts d'actualització de DIR3CAIB segons la bbdd utilitzada.</text:p>
      <text:p text:style-name="P39">3.- Compilar aplicació. </text:p>
      <text:p text:style-name="P39">4.- Deploy de l'aplicació.</text:p>
      <text:p text:style-name="P36"/>
      <text:h text:style-name="P63" text:outline-level="2">Canvis i millores</text:h>
      <text:list xml:id="list2681505138" text:style-name="L1">
        <text:list-header>
          <text:p text:style-name="P73"><text:s/></text:p>
        </text:list-header>
        <text:list-item>
          <text:p text:style-name="P73">Se converteixen les dates d'importació d'unitat i oficina a TIMESTAMP.</text:p>
        </text:list-item>
        <text:list-item>
          <text:p text:style-name="P73">Refactorització ws</text:p>
        </text:list-item>
        <text:list-item>
          <text:p text:style-name="P73">afegit “estado” a la descàrrega. </text:p>
        </text:list-item>
        <text:list-item>
          <text:p text:style-name="P73">Optimització del procés de sincro</text:p>
        </text:list-item>
        <text:list-item>
          <text:p text:style-name="P73">Canvi color de l'arbre d'oficines</text:p>
        </text:list-item>
        <text:list-item>
          <text:p text:style-name="P73">Mostram més informació a les cerques d' unitats i oficines(element superior i arrel)</text:p>
        </text:list-item>
        <text:list-item>
          <text:p text:style-name="P73">Controlar que no es descarreguin les oficines abans de les unitats.</text:p>
        </text:list-item>
        <text:list-item>
          <text:p text:style-name="P73">Afegides traduccions de missatges.</text:p>
        </text:list-item>
        <text:list-item>
          <text:p text:style-name="P73">Afegir informació de si ha anat be o no les descàrregues i la importació.</text:p>
        </text:list-item>
        <text:list-item>
          <text:p text:style-name="P73">Arreglada la cerca d'Organismes destinataris externs amb accents.</text:p>
        </text:list-item>
      </text:list>
      <text:p text:style-name="P36"/>
      <text:p text:style-name="P8"/>
      <text:h text:style-name="P66" text:outline-level="2">Scripts SQL</text:h>
      <text:p text:style-name="P36">Aquesta versió requereix una actualització de bbdd. Els scripts per actualitzar-la segons la bbdd emprada es troben a la carpeta: </text:p>
      <text:p text:style-name="P37">/scripts/bbdd/3.0/oracle/dir3caib_update_schema_from_1.0.0_to-1.0.1.sql</text:p>
      <text:p text:style-name="P37"/>
      <text:h text:style-name="P59"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64" text:outline-level="2">Passes a seguir <text:span text:style-name="T11">per actualitzar la versió</text:span></text:h>
      <text:p text:style-name="P36">1.- Actualitzar el repositori DIR3CAIB.</text:p>
      <text:p text:style-name="P36">2.- Aplicar els scripts d'actualització de DIR3CAIB segons la bbdd emprada.</text:p>
      <text:p text:style-name="P36">3.- Compilar aplicació DIR3CAIB.</text:p>
      <text:p text:style-name="P36">4.- Deploy de l'aplicació.</text:p>
      <text:p text:style-name="P36"/>
      <text:h text:style-name="P63" text:outline-level="2">Canvis i millores</text:h>
      <text:list xml:id="list143421901513978" text:continue-numbering="true" text:style-name="L1">
        <text:list-item>
          <text:p text:style-name="P74">cerques organismes destinataris afegida localitat i mostrarArbre.</text:p>
        </text:list-item>
        <text:list-item>
          <text:p text:style-name="P74">Optimització Arbre d'unitats.</text:p>
        </text:list-item>
        <text:list-item>
          <text:p text:style-name="P74">Millores al procés de sincronització</text:p>
        </text:list-item>
      </text:list>
      <text:p text:style-name="P8"/>
      <text:h text:style-name="P66" text:outline-level="2">Scripts SQL</text:h>
      <text:p text:style-name="P37">La versió 1.0.2 de DIR3CAIB necessita una actualització de bbdd. Se poden trobar els scripts per actualitzar-lo, segons la bbdd emprada, a la carpeta:</text:p>
      <text:p text:style-name="P37"><text:s/>/scripts/bbdd/3.0/oracle/dir3caib_update_schema_from_1.0.1_to-1.0.2.sql</text:p>
      <text:p text:style-name="P37"/>
      <text:p text:style-name="P37"/>
      <text:h text:style-name="P59"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64" text:outline-level="2">Passes a seguir <text:span text:style-name="T11">per actualitzar la versió</text:span></text:h>
      <text:p text:style-name="P36"/>
      <text:p text:style-name="P36">1.- Actualitzar el repositori <text:span text:style-name="T10">DIR3CAIB</text:span>.</text:p>
      <text:p text:style-name="P36">2.- Compilar aplicació <text:span text:style-name="T10">DIR3CAIB</text:span>.</text:p>
      <text:p text:style-name="P36">3.- Deploy de l'aplicació.</text:p>
      <text:p text:style-name="P36"/>
      <text:h text:style-name="P63" text:outline-level="2">Canvis i millores</text:h>
      <text:p text:style-name="P36"/>
      <text:list xml:id="list3723073695" text:style-name="L2">
        <text:list-item>
          <text:list>
            <text:list-item>
              <text:p text:style-name="P75">Canviat l'ordre de com es mostren les unitats a l'arbre d'una Entitat.</text:p>
            </text:list-item>
            <text:list-item>
              <text:p text:style-name="P75">Millores de rendiment en el procés de sincronització amb regweb3</text:p>
            </text:list-item>
            <text:list-item>
              <text:p text:style-name="P75">Refactoritzacions varies</text:p>
            </text:list-item>
          </text:list>
        </text:list-item>
      </text:list>
      <text:p text:style-name="P8"/>
      <text:h text:style-name="P66" text:outline-level="2">Scripts SQL</text:h>
      <text:p text:style-name="P37">La versió 1.0.3 de <text:span text:style-name="T10">DIR3CAIB</text:span> no necessita cap actualització de bbdd.</text:p>
      <text:p text:style-name="P37"/>
      <text:p text:style-name="P37"/>
      <text:p text:style-name="P37"/>
      <text:h text:style-name="P59"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64" text:outline-level="2">Passes a seguir <text:span text:style-name="T11">per actualitzar la versió</text:span></text:h>
      <text:p text:style-name="P36"/>
      <text:p text:style-name="P36">1.- Actualitzar el repositori <text:span text:style-name="T10">DIR3CAIB.</text:span></text:p>
      <text:p text:style-name="P36">2.- Compilar aplicació <text:span text:style-name="T10">DIR3CAIB.</text:span></text:p>
      <text:p text:style-name="P36">3.- Deploy de l'aplicació.</text:p>
      <text:p text:style-name="P36"/>
      <text:h text:style-name="P63" text:outline-level="2">Canvis i millores</text:h>
      <text:list xml:id="list3404993042" text:style-name="L3">
        <text:list-item>
          <text:p text:style-name="P76">Arreglat generar UnidadTF i OficinaTF per <text:s/>a que retorni null si no troba l' unitat o l' oficina</text:p>
        </text:list-item>
        <text:list-item>
          <text:p text:style-name="P76">Resolució de varis bugs.</text:p>
        </text:list-item>
        <text:list-item>
          <text:p text:style-name="P76">Procés de sincronització restaurat per unitats no arrel.</text:p>
        </text:list-item>
      </text:list>
      <text:p text:style-name="P8"/>
      <text:h text:style-name="P66" text:outline-level="2">Scripts SQL</text:h>
      <text:p text:style-name="P37">La versió 1.0.4 de DIR3CAIB no necessita una actualització de bbdd.</text:p>
      <text:p text:style-name="P37"/>
      <text:p text:style-name="P37"/>
      <text:h text:style-name="P60" text:outline-level="1">Dir3caib v.1.0.5</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68" text:outline-level="2">Passes a seguir <text:span text:style-name="T11">per actualitzar la versió</text:span></text:h>
      <text:p text:style-name="P42"/>
      <text:p text:style-name="P42">1.- Actualitzar el repositori <text:span text:style-name="T10">DIR3CAIB</text:span>.</text:p>
      <text:p text:style-name="P42">2.- Compilar aplicació <text:span text:style-name="T10">DIR3CAIB</text:span>.</text:p>
      <text:p text:style-name="P42">3.- Deploy de l'aplicació.</text:p>
      <text:p text:style-name="P42"/>
      <text:h text:style-name="P67" text:outline-level="2">Canvis i millores</text:h>
      <text:list xml:id="list4179308608" text:style-name="L4">
        <text:list-item>
          <text:p text:style-name="P77">Controlat que s'estinga la unitat arrel.</text:p>
        </text:list-item>
        <text:list-item>
          <text:p text:style-name="P77">Envia més informació a Regweb3 per poder mostrar tots els nivells de l'arbre d'organismes quan es fa una cerca d'organisme extern.</text:p>
        </text:list-item>
        <text:list-item>
          <text:p text:style-name="P77">Per determinar si una oficina està integrada en SIR ara considera també els serveis associats a l'oficina.</text:p>
        </text:list-item>
      </text:list>
      <text:p text:style-name="P13"/>
      <text:h text:style-name="P69" text:outline-level="2">Scripts SQL</text:h>
      <text:p text:style-name="P43">La versió 1.0.5 de <text:span text:style-name="T10">DIR3CAIB</text:span> no necessita aplicar cap script d'actualització.</text:p>
      <text:p text:style-name="P43"/>
      <text:p text:style-name="P33"/>
      <text:h text:style-name="Heading_20_1" text:outline-level="1">Dir3Caib v.1.0.6</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68" text:outline-level="2">Passes a seguir <text:span text:style-name="T11">per actualitzar la versió</text:span></text:h>
      <text:p text:style-name="P42"/>
      <text:p text:style-name="P42">1.- Actualitzar el repositori <text:span text:style-name="T10">DIR3CAIB</text:span>.</text:p>
      <text:p text:style-name="P42">2.- Compilar aplicació <text:span text:style-name="T10">DIR3CAIB</text:span>.</text:p>
      <text:p text:style-name="P42">3.- Deploy de l'aplicació.</text:p>
      <text:p text:style-name="P44"/>
      <text:h text:style-name="P67" text:outline-level="2">Canvis i millores</text:h>
      <text:p text:style-name="Text_20_body"/>
      <text:list xml:id="list143420083133772" text:continue-numbering="true" text:style-name="L4">
        <text:list-item>
          <text:p text:style-name="P77">Corregit bug en el procés de Sincronització d'Organismes Arrel. </text:p>
        </text:list-item>
        <text:list-item>
          <text:p text:style-name="P77">Nova funcionalitat cerca d'unitats per denominació i codi. </text:p>
        </text:list-item>
        <text:list-item>
          <text:p text:style-name="P77">Afegida la auto-sincronització d'unitats i oficines per evitar grans volums d'informació. </text:p>
        </text:list-item>
        <text:list-item>
          <text:p text:style-name="P77">Optimització del procés de Sincronització. </text:p>
        </text:list-item>
        <text:list-item>
          <text:p text:style-name="P77">Canvi d'aspecte gràfic de les pantalles de dir3caib (Llistat de Fitxers, Llistat de Descàrregues, etc) </text:p>
        </text:list-item>
      </text:list>
      <text:h text:style-name="P69" text:outline-level="2">Scripts SQL</text:h>
      <text:p text:style-name="P4">Aquesta versió requereix una actualització de bbdd. Els scripts per actualitzar-la segons la bbdd emprada es troben a la carpeta: </text:p>
      <text:p text:style-name="P37">/scripts/bbdd/3.0/oracle/dir3caib_update_schema_from_1.0.5_to-1.0.6.sql</text:p>
      <text:p text:style-name="P37"/>
      <text:h text:style-name="P57" text:outline-level="1"/>
      <text:h text:style-name="P61" text:outline-level="1">Dir3Caib v.1.0.<text:span text:style-name="T11">7</text:span></text:h>
      <text:p text:style-name="P11">Aquesta versió es va marcar <text:span text:style-name="T11">a</text:span> <text:span text:style-name="T11">Gener</text:span> de 201<text:span text:style-name="T11">8</text:span>.</text:p>
      <text:p text:style-name="P11"/>
      <text:p text:style-name="P11">La url des d'on se pot descarregar DIR3CAIB és:</text:p>
      <text:p text:style-name="P11"><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text:span text:style-name="T11">7</text:span></text:a></text:p>
      <text:p text:style-name="P11"/>
      <text:h text:style-name="Heading_20_2" text:outline-level="2">Pa<text:span text:style-name="T11">s</text:span>ses a seguir <text:span text:style-name="T11">per actualitzar la versió</text:span></text:h>
      <text:p text:style-name="Text_20_body"/>
      <text:list xml:id="list874247239" text:style-name="L5">
        <text:list-item>
          <text:p text:style-name="P78">Descarregar la release 1.0.7</text:p>
        </text:list-item>
        <text:list-item>
          <text:p text:style-name="P78">Copiar l’arxiu <text:span text:style-name="T12">dir3caib.ear</text:span> al servidor d’aplicacions</text:p>
        </text:list-item>
        <text:list-item>
          <text:p text:style-name="P78">Aplicar els scripts d’actualització</text:p>
        </text:list-item>
        <text:list-item>
          <text:p text:style-name="P82">Actualitzar el jar <text:span text:style-name="T12">dir3caib-ws-api-1.0.7.jar</text:span> a les aplicacions que l’emplein.</text:p>
        </text:list-item>
        <text:list-item>
          <text:p text:style-name="P78">Iniciar el servidor d’aplicacions</text:p>
        </text:list-item>
        <text:list-item>
          <text:p text:style-name="P78">Accedir a l’aplicació i al menú sincronització púlsar en primer lloc l’opció <text:span text:style-name="T12">Sincronitzar catáleg</text:span> i seguidament l’opció <text:span text:style-name="T12">Sincronitzar directori</text:span>.</text:p>
        </text:list-item>
      </text:list>
      <text:p text:style-name="P45"/>
      <text:h text:style-name="Heading_20_2" text:outline-level="2">Ca<text:span text:style-name="T11">n</text:span>vis i millores</text:h>
      <text:p text:style-name="Text_20_body"/>
      <text:list xml:id="list1255685777" text:style-name="L6">
        <text:list-item>
          <text:p text:style-name="P87">Optimització del procés de Sincronització.</text:p>
        </text:list-item>
        <text:list-item>
          <text:p text:style-name="P88">Agrupació de la sincronització d’unitats i oficines a un mateix proc<text:span text:style-name="T15">é</text:span>s.</text:p>
        </text:list-item>
        <text:list-item>
          <text:p text:style-name="P88">Canvi d'aspecte gràfic de les pantalles <text:span text:style-name="T15">i el menú </text:span>de dir3caib.</text:p>
        </text:list-item>
        <text:list-item>
          <text:p text:style-name="P89">Nova funcionalitat per disposar d’un històric de sincronitzacions.</text:p>
        </text:list-item>
      </text:list>
      <text:p text:style-name="P47"/>
      <text:h text:style-name="Heading_20_2" text:outline-level="2">Scripts <text:span text:style-name="T15">actualització</text:span> sql</text:h>
      <text:p text:style-name="Text_20_body"/>
      <text:p text:style-name="P14">Aquesta versió requereix una actualització de bbdd. Els scripts per actualitzar-la segons la bbdd emprada es troben a la carpeta: </text:p>
      <text:p text:style-name="P38"/>
      <text:list xml:id="list2510292383" text:style-name="L7">
        <text:list-item>
          <text:p text:style-name="P86">/scripts/bbdd/3.0/oracle/dir3caib_update_schema_from_1.0.<text:span text:style-name="T15">6</text:span>_to-1.0.<text:span text:style-name="T15">7</text:span>.sql</text:p>
        </text:list-item>
        <text:list-item>
          <text:p text:style-name="P86">/scripts/bbdd/3.0/<text:span text:style-name="T15">postgresql</text:span>/dir3caib_update_schema_from_1.0.<text:span text:style-name="T15">6</text:span>_to-1.0.<text:span text:style-name="T15">7</text:span>.sql</text:p>
        </text:list-item>
      </text:list>
      <text:p text:style-name="P36"/>
      <text:h text:style-name="P62" text:outline-level="1">Dir3Caib v.1.0.<text:span text:style-name="T16">8</text:span></text:h>
      <text:p text:style-name="P12">Aquesta versió es va marcar <text:span text:style-name="T11">a</text:span> <text:span text:style-name="T16">Febrer</text:span> de 201<text:span text:style-name="T16">9</text:span>.</text:p>
      <text:p text:style-name="P12"/>
      <text:p text:style-name="P12">La url des d'on se pot descarregar DIR3CAIB és:</text:p>
      <text:p text:style-name="P12"><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text:span text:style-name="T16">8</text:span></text:a></text:p>
      <text:p text:style-name="P12"/>
      <text:h text:style-name="P71" text:outline-level="2">Pa<text:span text:style-name="T11">s</text:span>ses a seguir <text:span text:style-name="T11">per actualitzar la versió</text:span></text:h>
      <text:p text:style-name="P48"/>
      <text:list xml:id="list143420237594368" text:continue-list="list874247239" text:style-name="L5">
        <text:list-item text:start-value="1">
          <text:p text:style-name="P79">Descarregar la release 1.0.<text:span text:style-name="T16">8</text:span></text:p>
        </text:list-item>
        <text:list-item>
          <text:p text:style-name="P79">Copiar l’arxiu <text:span text:style-name="T12">dir3caib.ear</text:span> al servidor d’aplicacions</text:p>
        </text:list-item>
        <text:list-item>
          <text:p text:style-name="P85">Esborrar el contingut de totes les taules de la base de dades.</text:p>
        </text:list-item>
        <text:list-item>
          <text:p text:style-name="P83">Actualitzar el jar <text:span text:style-name="T12">dir3caib-ws-api-1.0.</text:span><text:span text:style-name="T13">8</text:span><text:span text:style-name="T12">.jar</text:span> a les aplicacions que l’emplein.</text:p>
        </text:list-item>
        <text:list-item>
          <text:p text:style-name="P79">Iniciar el servidor d’aplicacions</text:p>
        </text:list-item>
        <text:list-item>
          <text:p text:style-name="P79">Accedir a l’aplicació i al menú sincronització púlsar en primer lloc l’opció <text:span text:style-name="T12">Sincronitzar directori</text:span>.</text:p>
        </text:list-item>
      </text:list>
      <text:p text:style-name="P46"/>
      <text:h text:style-name="P71" text:outline-level="2">Ca<text:span text:style-name="T11">n</text:span>vis i millores</text:h>
      <text:p text:style-name="P48"/>
      <text:list xml:id="list3656675862" text:style-name="L8">
        <text:list-item>
          <text:p text:style-name="P90">Optimització del procés de Sincronització.</text:p>
        </text:list-item>
        <text:list-item>
          <text:p text:style-name="P91">Agrupació de les opcions de menú:</text:p>
          <text:list>
            <text:list-item>
              <text:p text:style-name="P91">Sincronitzar directori: Sincronitza el catàleg, les unitats i les oficines.</text:p>
            </text:list-item>
            <text:list-item>
              <text:p text:style-name="P91">Sincronitzar catàleg: Sincronitza el catàleg</text:p>
            </text:list-item>
            <text:list-item>
              <text:p text:style-name="P91">Sincronitzar oficines i unitats: Sincronitza les unitats i les oficines.</text:p>
            </text:list-item>
          </text:list>
        </text:list-item>
        <text:list-item>
          <text:p text:style-name="P91">Noves pantalles de detall de les unitats i oficines</text:p>
        </text:list-item>
        <text:list-item>
          <text:p text:style-name="P91">Millores al cercador.</text:p>
        </text:list-item>
        <text:list-item>
          <text:p text:style-name="P91">Millores a la generació de l'arbre de la unitat orgànica.</text:p>
        </text:list-item>
      </text:list>
      <text:h text:style-name="P58" text:outline-level="1">Dir3caib v1.0.9</text:h>
      <text:p text:style-name="P92">Aquesta versió es va marcar el dia 10/10/2019.</text:p>
      <text:p text:style-name="P56">La url des d'on se pot descarregar DIR3CAIB és:</text:p>
      <text:p text:style-name="P56"><text:a xlink:type="simple" xlink:href="https://github.com/GovernIB/dir3caib/releases/tag/dir3caib-1.0.9" text:style-name="Internet_20_link" text:visited-style-name="Visited_20_Internet_20_Link">https://github.com/GovernIB/dir3caib/releases/tag/dir3caib-1.0.9</text:a></text:p>
      <text:p text:style-name="P56"/>
      <text:h text:style-name="P72" text:outline-level="2">Pa<text:span text:style-name="T11">s</text:span>ses a seguir <text:span text:style-name="T11">per actualitzar la versió</text:span></text:h>
      <text:p text:style-name="P93"/>
      <text:list xml:id="list143419984900839" text:continue-list="list143420237594368" text:style-name="L5">
        <text:list-item text:start-value="1">
          <text:p text:style-name="P80"><text:soft-page-break/>Descarregar la release 1.0.<text:span text:style-name="T17">9</text:span></text:p>
        </text:list-item>
        <text:list-item>
          <text:p text:style-name="P80">Copiar l’arxiu <text:span text:style-name="T12">dir3caib.ear</text:span> al servidor d’aplicacions</text:p>
        </text:list-item>
        <text:list-item>
          <text:p text:style-name="P84">Actualitzar el jar <text:span text:style-name="T12">dir3caib-ws-api-1.0.</text:span><text:span text:style-name="T14">9</text:span><text:span text:style-name="T12">.jar</text:span> a les aplicacions que l’emplein.</text:p>
        </text:list-item>
        <text:list-item>
          <text:p text:style-name="P80">Iniciar el servidor d’aplicacions</text:p>
        </text:list-item>
        <text:list-item>
          <text:p text:style-name="P81">Accedir a l’aplicació i al menú sincronització púlsar en primer lloc l’opció <text:span text:style-name="T12">Sincronitzar directori</text:span>.</text:p>
        </text:list-item>
      </text:list>
      <text:h text:style-name="P70" text:outline-level="2">Canvis i millores</text:h>
      <text:p text:style-name="P94"><text:span text:style-name="T9"/></text:p>
      <text:list xml:id="list1529039773" text:style-name="L10">
        <text:list-item>
          <text:p text:style-name="P95"><text:span text:style-name="T8">Es defineix un nou ROL per atacar els WS (DIR_WS) que serà l'únic que podrà accedir a les funcionalitats dels WS. </text:span></text:p>
        </text:list-item>
        <text:list-item>
          <text:p text:style-name="P97">Es defineix una propietat nova que permet indicar si es vol aturar la sincronització nocturna. </text:p>
        </text:list-item>
        <text:list-item>
          <text:p text:style-name="P97">Nova funcionalitat per mostrar les unitats substitutes d'una unitat extingida. </text:p>
        </text:list-item>
        <text:list-item>
          <text:p text:style-name="P97">Ampliada la informació del detall d'una unitat per mostrar les seves unitats predecessores i les seves unitats substitutes. </text:p>
        </text:list-item>
        <text:list-item>
          <text:p text:style-name="P97">Noves funcionalitats als WS per la gestió d'organismes extingits de RegWeb3. </text:p>
        </text:list-item>
        <text:list-item>
          <text:p text:style-name="P96">Canvi dels criteris dels serveis que es tenen en compte per a que una oficina es consideri SIR. </text:p>
        </text:list-item>
      </text:list>
      <text:p text:style-name="P94"><text:span text:style-name="T9"/></text:p>
      <text:p text:style-name="P56"/>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29"><draw:image xlink:href="Pictures/100000000000002C00000036B0024401DB8B22CE.bmp" xlink:type="simple" xlink:show="embed" xlink:actuate="onLoad"/></draw:frame></text:p>
            </table:table-cell>
          </table:table-row>
        </table:table>
        <text:p text:style-name="MP1"/>
      </style:header>
      <style:footer>
        <text:p text:style-name="MP3"><draw:line text:anchor-type="paragraph" draw:z-index="14"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841</meta:editing-cycles>
    <meta:editing-duration>P13DT8H19M24S</meta:editing-duration>
    <meta:initial-creator>Antoni Nadal</meta:initial-creator>
    <dc:date>2019-10-10T14:34:19.476000000</dc:date>
    <meta:printed-by>Antoni Nadal</meta:printed-by>
    <meta:print-date>2014-02-18T11:48:31.82</meta:print-date>
    <meta:document-statistic meta:table-count="3" meta:image-count="4" meta:object-count="0" meta:page-count="16" meta:paragraph-count="250" meta:word-count="1697" meta:character-count="11406" meta:non-whitespace-character-count="10039"/>
    <meta:user-defined meta:name="Información 1"/>
    <meta:user-defined meta:name="Información 2"/>
    <meta:user-defined meta:name="Información 3"/>
    <meta:user-defined meta:name="Información 4"/>
  </office:meta>
</office:document-meta>
</file>